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2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3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8" table:default-cell-style-name="ce25"/>
        <table:table-column table:style-name="co7" table:number-columns-repeated="907" table:default-cell-style-name="ce25"/>
        <table:table-column table:style-name="co7" table:number-columns-repeated="104" table:default-cell-style-name="ce35"/>
        <table:table-row table:style-name="ro1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45454</text:p>
          </table:table-cell>
          <table:table-cell table:style-name="ce3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26" table:number-columns-repeated="3"/>
          <table:table-cell table:style-name="ce28"/>
          <table:table-cell table:style-name="ce30" office:value-type="date" office:date-value="2018-09-01" calcext:value-type="date">
            <text:p>2018-9-01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02" calcext:value-type="date">
            <text:p>2018-9-02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3" calcext:value-type="date">
            <text:p>2018-9-03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4" calcext:value-type="date">
            <text:p>2018-9-04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5" calcext:value-type="date">
            <text:p>2018-9-05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6" calcext:value-type="date">
            <text:p>2018-9-06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7" calcext:value-type="date">
            <text:p>2018-9-07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08" calcext:value-type="date">
            <text:p>2018-9-08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09" calcext:value-type="date">
            <text:p>2018-9-09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0" calcext:value-type="date">
            <text:p>2018-9-10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1" calcext:value-type="date">
            <text:p>2018-9-11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2" calcext:value-type="date">
            <text:p>2018-9-12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3" calcext:value-type="date">
            <text:p>2018-9-13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4" calcext:value-type="date">
            <text:p>2018-9-14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15" calcext:value-type="date">
            <text:p>2018-9-15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16" calcext:value-type="date">
            <text:p>2018-9-16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09-17" calcext:value-type="date">
            <text:p>2018-9-17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8" calcext:value-type="date">
            <text:p>2018-9-18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9" calcext:value-type="date">
            <text:p>2018-9-19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0" calcext:value-type="date">
            <text:p>2018-9-20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1" calcext:value-type="date">
            <text:p>2018-9-21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22" calcext:value-type="date">
            <text:p>2018-9-22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23" calcext:value-type="date">
            <text:p>2018-9-23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09-24" calcext:value-type="date">
            <text:p>2018-9-24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5" calcext:value-type="date">
            <text:p>2018-9-25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6" calcext:value-type="date">
            <text:p>2018-9-26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7" calcext:value-type="date">
            <text:p>2018-9-27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8" calcext:value-type="date">
            <text:p>2018-9-28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29" calcext:value-type="date">
            <text:p>2018-9-29</text:p>
          </table:table-cell>
          <table:table-cell table:style-name="ce27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 office:value-type="float" office:value="35" calcext:value-type="float">
            <text:p>35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26" table:number-columns-repeated="3"/>
          <table:table-cell table:style-name="ce28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54785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6" table:default-cell-style-name="ce25"/>
        <table:table-column table:style-name="co7" table:number-columns-repeated="907" table:default-cell-style-name="ce25"/>
        <table:table-column table:style-name="co7" table:number-columns-repeated="96" table:default-cell-style-name="ce35"/>
        <table:table-row table:style-name="ro1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54785</text:p>
          </table:table-cell>
          <table:table-cell table:style-name="ce34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34" office:value-type="string" calcext:value-type="string" table:number-columns-spanned="8" table:number-rows-spanned="1">
            <text:p>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28" office:value-type="float" office:value="28" calcext:value-type="float">
            <text:p>28</text:p>
          </table:table-cell>
          <table:table-cell table:style-name="ce30" office:value-type="date" office:date-value="2018-09-01" calcext:value-type="date">
            <text:p>2018-9-0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02" calcext:value-type="date">
            <text:p>2018-9-02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3" calcext:value-type="date">
            <text:p>2018-9-03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4" calcext:value-type="date">
            <text:p>2018-9-04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5" calcext:value-type="date">
            <text:p>2018-9-05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6" calcext:value-type="date">
            <text:p>2018-9-06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07" calcext:value-type="date">
            <text:p>2018-9-07</text:p>
          </table:table-cell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08" calcext:value-type="date">
            <text:p>2018-9-08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09" calcext:value-type="date">
            <text:p>2018-9-09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0" calcext:value-type="date">
            <text:p>2018-9-10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1" calcext:value-type="date">
            <text:p>2018-9-11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2" calcext:value-type="date">
            <text:p>2018-9-12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3" calcext:value-type="date">
            <text:p>2018-9-13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4" calcext:value-type="date">
            <text:p>2018-9-14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15" calcext:value-type="date">
            <text:p>2018-9-15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16" calcext:value-type="date">
            <text:p>2018-9-16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 office:value-type="float" office:value="33" calcext:value-type="float">
            <text:p>33</text:p>
          </table:table-cell>
          <table:table-cell table:style-name="ce33" office:value-type="date" office:date-value="2018-09-17" calcext:value-type="date">
            <text:p>2018-9-1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26" office:value-type="float" office:value="33" calcext:value-type="float">
            <text:p>33</text:p>
          </table:table-cell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8" calcext:value-type="date">
            <text:p>2018-9-18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19" calcext:value-type="date">
            <text:p>2018-9-19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0" calcext:value-type="date">
            <text:p>2018-9-20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1" calcext:value-type="date">
            <text:p>2018-9-21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22" calcext:value-type="date">
            <text:p>2018-9-22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23" calcext:value-type="date">
            <text:p>2018-9-23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09-24" calcext:value-type="date">
            <text:p>2018-9-24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5" calcext:value-type="date">
            <text:p>2018-9-25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6" calcext:value-type="date">
            <text:p>2018-9-26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7" calcext:value-type="date">
            <text:p>2018-9-27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09-28" calcext:value-type="date">
            <text:p>2018-9-28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09-29" calcext:value-type="date">
            <text:p>2018-9-29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09-30" calcext:value-type="date">
            <text:p>2018-9-30</text:p>
          </table:table-cell>
          <table:table-cell table:style-name="ce26" table:number-columns-repeated="8"/>
          <table:table-cell table:style-name="ce27" table:number-columns-repeated="8"/>
          <table:table-cell table:number-columns-repeated="1003"/>
        </table:table-row>
        <table:table-row table:style-name="ro1">
          <table:table-cell table:style-name="ce26" table:number-columns-repeated="3"/>
          <table:table-cell table:style-name="ce28"/>
          <table:table-cell table:style-name="ce32"/>
          <table:table-cell table:style-name="ce26" table:number-columns-repeated="16"/>
          <table:table-cell table:number-columns-repeated="1003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2:21:02.9522776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00:11:32.424568665</dc:date>
    <meta:editing-duration>P0D</meta:editing-duration>
    <meta:editing-cycles>1</meta:editing-cycles>
    <meta:generator>LibreOffice/5.4.1.2$Linux_x86 LibreOffice_project/ea7cb86e6eeb2bf3a5af73a8f7777ac570321527</meta:generator>
    <meta:document-statistic meta:table-count="2" meta:cell-count="141" meta:object-count="0"/>
  </office:meta>
</office:document-meta>
</file>